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4D60000378109D126C1.svm"/>
  <manifest:file-entry manifest:media-type="" manifest:full-path="Pictures/2000000700003FFB0000314EF45C5697.svm"/>
  <manifest:file-entry manifest:media-type="" manifest:full-path="Pictures/2000000700004663000031831A6AFA0E.svm"/>
  <manifest:file-entry manifest:media-type="" manifest:full-path="Pictures/20000007000013F300002585E7A846F5.svm"/>
  <manifest:file-entry manifest:media-type="" manifest:full-path="Pictures/200000070000339400002909A7A95854.svm"/>
  <manifest:file-entry manifest:media-type="" manifest:full-path="Pictures/20000007000042AB0000344D0ECEC0BF.svm"/>
  <manifest:file-entry manifest:media-type="" manifest:full-path="Pictures/2000000700002D9500002624BE1CD8C8.svm"/>
  <manifest:file-entry manifest:media-type="" manifest:full-path="Pictures/2000000700003E5300002CA7E2327A93.svm"/>
  <manifest:file-entry manifest:media-type="" manifest:full-path="Pictures/20000007000035A500002BEE8C41FFD9.svm"/>
  <manifest:file-entry manifest:media-type="" manifest:full-path="Pictures/2000000700003E39000032A68663FC0B.svm"/>
  <manifest:file-entry manifest:media-type="" manifest:full-path="Pictures/2000000700002C8D00001D76B18E13DC.svm"/>
  <manifest:file-entry manifest:media-type="" manifest:full-path="Pictures/2000000700003570000027CBC2475F60.svm"/>
  <manifest:file-entry manifest:media-type="" manifest:full-path="Pictures/200000070000401500003379F45DA469.svm"/>
  <manifest:file-entry manifest:media-type="" manifest:full-path="Pictures/200000070000272D00002BEE6B89B1F8.svm"/>
  <manifest:file-entry manifest:media-type="" manifest:full-path="Pictures/200000070000416D000033FE47E36A58.svm"/>
  <manifest:file-entry manifest:media-type="" manifest:full-path="Pictures/2000000700003506000028350A65545A.svm"/>
  <manifest:file-entry manifest:media-type="" manifest:full-path="Pictures/20000007000041530000332A59AC7678.svm"/>
  <manifest:file-entry manifest:media-type="" manifest:full-path="Pictures/2000000700003FAB000032C09C465C20.svm"/>
  <manifest:file-entry manifest:media-type="" manifest:full-path="Pictures/2000000700004030000034679544E0E5.svm"/>
  <manifest:file-entry manifest:media-type="" manifest:full-path="Pictures/2000000700003EBD00003506E1C9FE47.svm"/>
  <manifest:file-entry manifest:media-type="" manifest:full-path="Pictures/20000007000035F4000029DD12832C5C.svm"/>
  <manifest:file-entry manifest:media-type="" manifest:full-path="Pictures/200000070000399200002FF622A67758.svm"/>
  <manifest:file-entry manifest:media-type="" manifest:full-path="Pictures/20000007000044BC000035067708FA4A.svm"/>
  <manifest:file-entry manifest:media-type="" manifest:full-path="Pictures/2000000700003FFB00002ED3D68FEE17.svm"/>
  <manifest:file-entry manifest:media-type="" manifest:full-path="Pictures/20000007000042AB00002F081DCF8D37.svm"/>
  <manifest:file-entry manifest:media-type="" manifest:full-path="Pictures/2000000700002FA60000293E3A127050.svm"/>
  <manifest:file-entry manifest:media-type="" manifest:full-path="Pictures/200000070000271200000E94D0134A9A.svm"/>
  <manifest:file-entry manifest:media-type="" manifest:full-path="Pictures/2000000700003A4C0000311910EBF37E.svm"/>
  <manifest:file-entry manifest:media-type="" manifest:full-path="Pictures/20000007000032560000330F4B3291DE.svm"/>
  <manifest:file-entry manifest:media-type="" manifest:full-path="Pictures/200000070000374C00002B4FB492F92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3.7396in" fo:margin-left="0.9938in" fo:margin-right="1.959in" table:align="margins"/>
    </style:style>
    <style:style style:name="Table1.A" style:family="table-column">
      <style:table-column-properties style:column-width="1.7292in" style:rel-column-width="30303*"/>
    </style:style>
    <style:style style:name="Table1.B" style:family="table-column">
      <style:table-column-properties style:column-width="2.0104in" style:rel-column-width="3523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language="en" fo:country="US" fo:font-weight="normal" style:font-size-asian="14pt" style:font-weight-asian="normal" style:font-size-complex="14pt" style:font-weight-complex="normal"/>
    </style:style>
    <style:style style:name="P5" style:family="paragraph" style:parent-style-name="Standard">
      <style:text-properties fo:font-size="14pt" fo:language="en" fo:country="US" fo:font-weight="bold" style:font-size-asian="14pt" style:font-weight-asian="bold" style:font-size-complex="14pt" style:font-weight-complex="bold"/>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3pt" fo:font-weight="bold" style:font-size-asian="13pt" style:font-weight-asian="bold" style:font-size-complex="13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able_20_Contents">
      <style:text-properties fo:font-size="14pt" style:font-size-asian="14pt" style:font-size-complex="14pt"/>
    </style:style>
    <style:style style:name="P10" style:family="paragraph" style:parent-style-name="Standard" style:list-style-name="L1">
      <style:text-properties fo:font-size="14pt" style:font-size-asian="14pt" style:font-size-complex="14pt"/>
    </style:style>
    <style:style style:name="P11" style:family="paragraph" style:parent-style-name="Standard" style:list-style-name="L2">
      <style:text-properties fo:font-size="14pt" style:font-size-asian="14pt" style:font-size-complex="14pt"/>
    </style:style>
    <style:style style:name="P12" style:family="paragraph" style:parent-style-name="Standard" style:list-style-name="L3">
      <style:text-properties fo:font-size="14pt" style:font-size-asian="14pt" style:font-size-complex="14pt"/>
    </style:style>
    <style:style style:name="P13" style:family="paragraph" style:parent-style-name="Standard" style:list-style-name="L4">
      <style:text-properties fo:font-size="14pt" style:font-size-asian="14pt" style:font-size-complex="14pt"/>
    </style:style>
    <style:style style:name="P14" style:family="paragraph" style:parent-style-name="Standard">
      <style:text-properties fo:font-size="14pt" fo:font-weight="normal" style:font-size-asian="14pt" style:font-weight-asian="normal" style:font-size-complex="14pt" style:font-weight-complex="normal"/>
    </style:style>
    <style:style style:name="P15" style:family="paragraph" style:parent-style-name="Standard" style:list-style-name="L5">
      <style:text-properties fo:font-size="14pt" fo:font-weight="normal" style:font-size-asian="14pt" style:font-weight-asian="normal" style:font-size-complex="14pt" style:font-weight-complex="normal"/>
    </style:style>
    <style:style style:name="P16" style:family="paragraph" style:parent-style-name="Standard" style:list-style-name="L6">
      <style:text-properties fo:font-size="14pt" fo:font-weight="normal" style:font-size-asian="14pt" style:font-weight-asian="normal" style:font-size-complex="14pt" style:font-weight-complex="normal"/>
    </style:style>
    <style:style style:name="P17" style:family="paragraph" style:parent-style-name="Standard" style:list-style-name="L7">
      <style:text-properties fo:font-size="14pt" fo:font-weight="normal" style:font-size-asian="14pt" style:font-weight-asian="normal" style:font-size-complex="14pt" style:font-weight-complex="normal"/>
    </style:style>
    <style:style style:name="P18" style:family="paragraph" style:parent-style-name="Standard" style:list-style-name="L4">
      <style:text-properties fo:font-size="14pt" fo:font-weight="normal" style:font-size-asian="14pt" style:font-weight-asian="normal" style:font-size-complex="14pt" style:font-weight-complex="normal"/>
    </style:style>
    <style:style style:name="P19" style:family="paragraph" style:parent-style-name="Standard" style:list-style-name="L8">
      <style:text-properties fo:font-size="14pt" fo:font-weight="normal" style:font-size-asian="14pt" style:font-weight-asian="normal" style:font-size-complex="14pt" style:font-weight-complex="normal"/>
    </style:style>
    <style:style style:name="P20" style:family="paragraph" style:parent-style-name="Standard" style:list-style-name="L9">
      <style:text-properties fo:font-size="14pt" fo:font-weight="normal" style:font-size-asian="14pt" style:font-weight-asian="normal" style:font-size-complex="14pt" style:font-weight-complex="normal"/>
    </style:style>
    <style:style style:name="P21" style:family="paragraph" style:parent-style-name="Standard" style:list-style-name="L10">
      <style:text-properties fo:font-size="14pt" fo:font-weight="normal" style:font-size-asian="14pt" style:font-weight-asian="normal" style:font-size-complex="14pt" style:font-weight-complex="normal"/>
    </style:style>
    <style:style style:name="P22" style:family="paragraph" style:parent-style-name="Standard" style:list-style-name="L11">
      <style:text-properties fo:font-size="14pt" fo:font-weight="normal" style:font-size-asian="14pt" style:font-weight-asian="normal" style:font-size-complex="14pt" style:font-weight-complex="normal"/>
    </style:style>
    <style:style style:name="P23" style:family="paragraph" style:parent-style-name="Standard" style:list-style-name="L12">
      <style:text-properties fo:font-size="14pt" fo:font-weight="normal" style:font-size-asian="14pt" style:font-weight-asian="normal" style:font-size-complex="14pt" style:font-weight-complex="normal"/>
    </style:style>
    <style:style style:name="P24" style:family="paragraph" style:parent-style-name="Standard" style:list-style-name="L13">
      <style:text-properties fo:font-size="14pt" fo:font-weight="normal" style:font-size-asian="14pt" style:font-weight-asian="normal" style:font-size-complex="14pt" style:font-weight-complex="normal"/>
    </style:style>
    <style:style style:name="P25"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list-style-name="L13">
      <style:text-properties fo:font-size="14pt" style:text-underline-style="none" fo:font-weight="normal" style:font-size-asian="14pt" style:font-weight-asian="normal" style:font-size-complex="14pt" style:font-weight-complex="normal"/>
    </style:style>
    <style:style style:name="P28" style:family="paragraph" style:parent-style-name="Standard" style:list-style-name="L13">
      <style:text-properties fo:font-size="14pt" style:text-underline-style="solid" style:text-underline-type="double" style:text-underline-width="auto" style:text-underline-color="font-color"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T 1.1 Boolean Logic</text:p>
      <text:p text:style-name="P3"><text:tab/>Boolean Expression</text:p>
      <text:p text:style-name="P3"><text:tab/>f(x, y, z) = (x AND y) OR (NOT(x) AND z)</text:p>
      <text:p text:style-name="P3"/>
      <text:p text:style-name="P3"><text:tab/>Truth table:</text:p>
      <text:p text:style-name="P3"><text:tab/>x y z f</text:p>
      <text:p text:style-name="P3"><text:tab/>0 0 0 0</text:p>
      <text:p text:style-name="P3"><text:tab/>0 0 1 1</text:p>
      <text:p text:style-name="P3"><text:tab/>0 1 0 0</text:p>
      <text:p text:style-name="P3"><text:tab/>0 1 1 1</text:p>
      <text:p text:style-name="P3"><text:tab/>1 0 0 0</text:p>
      <text:p text:style-name="P3"><text:tab/>1 0 1 0</text:p>
      <text:p text:style-name="P3"><text:tab/>1 1 0 1</text:p>
      <text:p text:style-name="P3"><text:tab/>1 1 1 1</text:p>
      <text:p text:style-name="P3"><text:s/></text:p>
      <text:p text:style-name="P3">Boolean Identities</text:p>
      <text:p text:style-name="P3">Commutative Laws:</text:p>
      <text:list xml:id="list2311710496299734743" text:style-name="L1">
        <text:list-item>
          <text:p text:style-name="P10">(x AND y) = (y AND x)</text:p>
        </text:list-item>
        <text:list-item>
          <text:p text:style-name="P10">(x OR y) = (y OR x)</text:p>
        </text:list-item>
      </text:list>
      <text:p text:style-name="P3">Associative Laws:</text:p>
      <text:list xml:id="list3105155202680296238" text:style-name="L2">
        <text:list-item>
          <text:p text:style-name="P11">(x AND (y AND z)) = ((x AND y) AND z)</text:p>
        </text:list-item>
        <text:list-item>
          <text:p text:style-name="P11">(x OR (x OR z) = ((x OR y) OR z)</text:p>
        </text:list-item>
      </text:list>
      <text:p text:style-name="P3">Distributive Laws:</text:p>
      <text:list xml:id="list4055816514528832581" text:style-name="L3">
        <text:list-item>
          <text:p text:style-name="P12">(x AND (y OR z)) = (x AND y) OR (x AND z)</text:p>
        </text:list-item>
        <text:list-item>
          <text:p text:style-name="P12">(x OR (y and z)) = (x OR y) and (x OR z)</text:p>
        </text:list-item>
      </text:list>
      <text:p text:style-name="P3">De Morgan laws:</text:p>
      <text:list xml:id="list5732500606836554084" text:style-name="L4">
        <text:list-item>
          <text:p text:style-name="P13">NOT(x AND y) = NOT(x) OR NOT(y)</text:p>
        </text:list-item>
        <text:list-item>
          <text:p text:style-name="P13">NOT (x OR y) = NOT(x) AND NOT(y)</text:p>
        </text:list-item>
      </text:list>
      <text:p text:style-name="P3"/>
      <text:p text:style-name="P3">Boolean Algebra:</text:p>
      <text:p text:style-name="P3">NOT (NOT(x) AND NOT(x</text:p>
      <text:p text:style-name="P3"/>
      <text:p text:style-name="P1">Truth table to Boolean Expression</text:p>
      <text:p text:style-name="P3">Truth table row by row. We construct expressions</text:p>
      <text:p text:style-name="P3">at rows where function returns 1 <text:s/>only at the specific rows</text:p>
      <text:p text:style-name="P3">and zeroes at other rows and OR them together</text:p>
      <text:p text:style-name="P3"><text:tab/>x y z f</text:p>
      <text:p text:style-name="P3"><text:tab/>0 0 0 1 (NOT(x) AND NOT (y) AND NOT(z)) OR</text:p>
      <text:p text:style-name="P3"><text:tab/>0 0 1 0 </text:p>
      <text:p text:style-name="P3"><text:tab/>0 1 0 1 (NOT(x) AND y AND NOT(z)) OR</text:p>
      <text:p text:style-name="P3"><text:tab/>0 1 1 0</text:p>
      <text:p text:style-name="P3"><text:tab/>1 0 0 1 (x AND NOT(y) AND NOT (z))</text:p>
      <text:p text:style-name="P3"><text:tab/>1 0 1 0</text:p>
      <text:p text:style-name="P3"><text:tab/>1 1 0 0</text:p>
      <text:p text:style-name="P3"><text:soft-page-break/><text:tab/>1 1 1 0</text:p>
      <text:p text:style-name="P3"/>
      <text:p text:style-name="P3">(NOT(x) AND NOT (y) AND NOT(z)) OR NOT(x) AND y AND NOT(z)) OR (x AND NOT(y) AND NOT (z))</text:p>
      <text:p text:style-name="P3"/>
      <text:p text:style-name="P3"/>
      <text:p text:style-name="P3"/>
      <text:p text:style-name="P3"/>
      <text:p text:style-name="P2">Theorem: Any boolean function can be represented using an expression containing AND, OR and NOT operations</text:p>
      <text:p text:style-name="P2"/>
      <text:p text:style-name="P2">Theorem: Any boolean function can be represented using an expression containing only NAND operations</text:p>
      <text:p text:style-name="P2">Proof:</text:p>
      <text:list xml:id="list2294595705722965462" text:style-name="L5">
        <text:list-item>
          <text:p text:style-name="P15">NOT(x) = (x NAND x)</text:p>
        </text:list-item>
        <text:list-item>
          <text:p text:style-name="P15">(x AND y) – NOT(x NAND y)</text:p>
        </text:list-item>
      </text:list>
      <text:p text:style-name="P2"/>
      <text:p text:style-name="P1"/>
      <text:p text:style-name="P1">Gate Logic</text:p>
      <text:p text:style-name="P1"><text:tab/><text:span text:style-name="T1">Elementary (Nand, And, Or, Not, ...)</text:span></text:p>
      <text:p text:style-name="P2"><text:tab/>Composite (Mux, Adder, ...)</text:p>
      <text:p text:style-name="P2"/>
      <text:p text:style-name="P2">Nand: if (a==1 and b==1) then out=0 else out=1</text:p>
      <text:p text:style-name="P2">And: if (a==1 and b==1) then out=1 else out=0</text:p>
      <text:p text:style-name="P2">Not: if (in==0) then out=1 else out=0</text:p>
      <text:p text:style-name="P2"/>
      <text:p text:style-name="P1">Abstraction levels:</text:p>
      <text:list xml:id="list6419248534420479842" text:style-name="L6">
        <text:list-item>
          <text:list>
            <text:list-item>
              <text:p text:style-name="P16">interface is answering the question "What"</text:p>
            </text:list-item>
          </text:list>
        </text:list-item>
      </text:list>
      <text:list xml:id="list8975193205917037731" text:style-name="L7">
        <text:list-item>
          <text:list>
            <text:list-item>
              <text:p text:style-name="P17">implementation answers "How"</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From gate diagram to HDL (Hardware Description Language)</text:p>
      <text:p text:style-name="P2">XOR sample implementation:</text:p>
      <text:p text:style-name="P2">/** Xor gate: out = (a And Not(b)) Or (Not(a) And b)) */</text:p>
      <text:p text:style-name="P2">CHIP Xor {</text:p>
      <text:p text:style-name="P2"><text:tab/>IN a, b;</text:p>
      <text:p text:style-name="P2"><text:tab/>OUT out;</text:p>
      <text:p text:style-name="P2"/>
      <text:p text:style-name="P2"><text:tab/>PARTS:</text:p>
      <text:p text:style-name="P2"><text:tab/>Not (in=a, out=nota);</text:p>
      <text:p text:style-name="P2"><text:tab/>Not (in=b, out=notb);</text:p>
      <text:p text:style-name="P2"><text:tab/>And (a=a, b=notb, out=aAndNotb);</text:p>
      <text:p text:style-name="P2"><text:tab/>And (a=nota, b=b, out=notaAndb);</text:p>
      <text:p text:style-name="P2"><text:tab/>Or (a=aAndNotb, b=notaAndb, out=out);</text:p>
      <text:p text:style-name="P2">}</text:p>
      <text:p text:style-name="P2"/>
      <text:p text:style-name="P2">Xor implementation: </text:p>
      <text:p text:style-name="P2">XOR truth table:</text:p>
      <text:p text:style-name="P2">a b out</text:p>
      <text:p text:style-name="P2">0 0 0</text:p>
      <text:p text:style-name="P2">0 1 1</text:p>
      <text:p text:style-name="P2">1 0 1</text:p>
      <text:p text:style-name="P2">1 1 0</text:p>
      <text:p text:style-name="P2"/>
      <text:p text:style-name="P2">so out = 1 when (a And Not(b)) Or (b And Not(a))</text:p>
      <text:p text:style-name="P1"/>
      <text:p text:style-name="P2">HDL is functional/declarative language </text:p>
      <text:p text:style-name="P2"><text:s/></text:p>
      <text:p text:style-name="P2"/>
      <text:p text:style-name="P1">Hardware Simulation</text:p>
      <text:p text:style-name="P2">HDL code -&gt; interactive hardware simulator or test script</text:p>
      <text:p text:style-name="P2"/>
      <text:p text:style-name="P2">test script:</text:p>
      <text:p text:style-name="P2">load xor.hdl,</text:p>
      <text:p text:style-name="P2">output-file And.out,</text:p>
      <text:p text:style-name="P2">output-list a b out;</text:p>
      <text:p text:style-name="P2">set a 0, set b 0, eval, output;</text:p>
      <text:p text:style-name="P2">set a 0, set b 1, eval, output;</text:p>
      <text:p text:style-name="P2">set a 1, set b 0, eval, output;</text:p>
      <text:p text:style-name="P2">set a 1, set b 1, eval, output;</text:p>
      <text:p text:style-name="P2"><text:s/></text:p>
      <text:p text:style-name="P2"/>
      <text:p text:style-name="P2">With/without output and compare files</text:p>
      <text:p text:style-name="P2"/>
      <text:p text:style-name="P2">Exercise – implement AND, OR, NOT using only NAND</text:p>
      <text:p text:style-name="P2"/>
      <text:p text:style-name="P2"><text:soft-page-break/>NAND</text:p>
      <text:p text:style-name="P2">a b out</text:p>
      <text:p text:style-name="P2">0 0 1</text:p>
      <text:p text:style-name="P2">0 1 1</text:p>
      <text:p text:style-name="P2">1 0 1</text:p>
      <text:p text:style-name="P2">1 1 0</text:p>
      <text:p text:style-name="P2"/>
      <text:p text:style-name="P2">AND</text:p>
      <text:p text:style-name="P2">a b out</text:p>
      <text:p text:style-name="P2">0 0 0</text:p>
      <text:p text:style-name="P2">0 1 0</text:p>
      <text:p text:style-name="P2">1 <text:tab/>0</text:p>
      <text:p text:style-name="P2">1 1 1</text:p>
      <text:p text:style-name="P2"/>
      <text:p text:style-name="P2">OR</text:p>
      <text:p text:style-name="P2">a b out</text:p>
      <text:p text:style-name="P2">0 0 0</text:p>
      <text:p text:style-name="P2">0 1 1 </text:p>
      <text:p text:style-name="P2">1 0 1</text:p>
      <text:p text:style-name="P2">1 1 1</text:p>
      <text:p text:style-name="P2"/>
      <text:p text:style-name="P2">NOT:</text:p>
      <text:p text:style-name="P2">0 1</text:p>
      <text:p text:style-name="P2">1 0</text:p>
      <text:p text:style-name="P2"/>
      <text:p text:style-name="P2">XOR</text:p>
      <text:p text:style-name="P2">a b out</text:p>
      <text:p text:style-name="P2">0 0 0</text:p>
      <text:p text:style-name="P2">0 1 1 Not(a) And b</text:p>
      <text:p text:style-name="P2">1 0 1 a And Not(b)</text:p>
      <text:p text:style-name="P2">1 1 0</text:p>
      <text:p text:style-name="P2"/>
      <text:p text:style-name="P2">we implement OR using De Morgan Law and double negation law</text:p>
      <text:list xml:id="list38476006" text:continue-list="list5732500606836554084" text:style-name="L4">
        <text:list-item>
          <text:p text:style-name="P18">NOT (x OR y) = NOT(x) AND NOT(y)</text:p>
        </text:list-item>
      </text:list>
      <text:p text:style-name="P2"/>
      <text:p text:style-name="P2"/>
      <text:p text:style-name="P2"/>
      <text:p text:style-name="P2"/>
      <text:p text:style-name="P2"/>
      <text:p text:style-name="P2"/>
      <text:p text:style-name="P2"/>
      <text:p text:style-name="P2"/>
      <text:p text:style-name="P2">Hardware construction projects :</text:p>
      <text:p text:style-name="P2"><text:tab/>System architects – decide which chips are needed, create API, test script and compare file</text:p>
      <text:p text:style-name="P2"><text:soft-page-break/><text:tab/>Developers – given these resources they build chip</text:p>
      <text:p text:style-name="P2"/>
      <text:p text:style-name="P2"/>
      <text:p text:style-name="P1">Multi-Bit Buses</text:p>
      <text:p text:style-name="P2"><draw:frame draw:style-name="fr1" draw:name="graphics1" text:anchor-type="paragraph" svg:width="3.9374in" svg:height="1.4693in" draw:z-index="0"><draw:image xlink:href="Pictures/200000070000271200000E94D0134A9A.svm" xlink:type="simple" xlink:show="embed" xlink:actuate="onLoad"/></draw:frame></text:p>
      <text:p text:style-name="P2">CHIP Add3Way16{</text:p>
      <text:p text:style-name="P2"><text:tab/>IN first[16], second[16], third[16];</text:p>
      <text:p text:style-name="P2"><text:tab/>OUT out[16];</text:p>
      <text:p text:style-name="P2"/>
      <text:p text:style-name="P2"><text:tab/>PARTS:</text:p>
      <text:p text:style-name="P2"><text:tab/>Add16(a=first, b=second, out=temp);</text:p>
      <text:p text:style-name="P2"><text:tab/>Add16(a=temp, b=third, out=out);</text:p>
      <text:p text:style-name="P2">}</text:p>
      <text:p text:style-name="P2"/>
      <text:p text:style-name="P2">access particular bits in a bus:</text:p>
      <text:p text:style-name="P2"><text:s/>CHIP Add4Way{</text:p>
      <text:p text:style-name="P2"><text:tab/>IN a[4];</text:p>
      <text:p text:style-name="P2"><text:tab/>OUT out;</text:p>
      <text:p text:style-name="P2"><text:tab/></text:p>
      <text:p text:style-name="P2"><text:tab/>PARTS:</text:p>
      <text:p text:style-name="P2"><text:tab/>And (a=a[0], b=a[1], out=t01);</text:p>
      <text:p text:style-name="P2"><text:tab/>And (a=t01, b=a[2], out=t012);</text:p>
      <text:p text:style-name="P2"><text:tab/>And (a=t012, b=a[3], out=out);</text:p>
      <text:p text:style-name="P2">}</text:p>
      <text:p text:style-name="P2"/>
      <text:p text:style-name="P2">CHIP And4 {</text:p>
      <text:p text:style-name="P2"><text:tab/>IN a[4], b[4];</text:p>
      <text:p text:style-name="P2"><text:tab/>OUT out[4];</text:p>
      <text:p text:style-name="P2"/>
      <text:p text:style-name="P2"><text:tab/>PARTS:</text:p>
      <text:p text:style-name="P2"><text:tab/>AND(a=a[0], b=b[0], out=out[0];</text:p>
      <text:p text:style-name="P2"><text:tab/>AND(a=a[1], b=b[1], out=out[1];</text:p>
      <text:p text:style-name="P2"><text:tab/>AND(a=a[2], b=b[2], out=out[2];</text:p>
      <text:p text:style-name="P2"><text:tab/>AND(a=a[3], b=b[3], out=out[3];</text:p>
      <text:p text:style-name="P2">}</text:p>
      <text:p text:style-name="P2"/>
      <text:p text:style-name="P2"/>
      <text:p text:style-name="P2"/>
      <text:p text:style-name="P2"><text:soft-page-break/></text:p>
      <text:p text:style-name="P2"/>
      <text:p text:style-name="P2"/>
      <text:p text:style-name="P2"/>
      <text:p text:style-name="P2"/>
      <text:p text:style-name="P2">Buses can be composed from a(and broken into) sub-buses:</text:p>
      <text:p text:style-name="P2"><text:tab/>..</text:p>
      <text:p text:style-name="P2"><text:tab/>IN lsb[8], msb[8],....</text:p>
      <text:p text:style-name="P2"><text:tab/>..</text:p>
      <text:p text:style-name="P2"><text:tab/>Add16(a[0..7], a[8..15]=msb, b=..., out=...);</text:p>
      <text:p text:style-name="P2"><text:tab/>Add16(.., out[0..3]=t1, out[4..15]=t2);</text:p>
      <text:p text:style-name="P2">}</text:p>
      <text:p text:style-name="P2"/>
      <text:p text:style-name="P2"/>
      <text:p text:style-name="P1">Project 1 Overview</text:p>
      <text:p text:style-name="P2">Given: Nand</text:p>
      <text:p text:style-name="P2">Goal: Build following gates: </text:p>
      <text:p text:style-name="P2"><text:tab/>Elementary: Not, And, Or, Xor, Mux, Dmux</text:p>
      <text:p text:style-name="P2"><text:s/><text:tab/>16 Bits variants: Not16, And16, Or16, Mux16</text:p>
      <text:p text:style-name="P2"><text:tab/>Multi-way variants: Or8Way, Mux4Way16, Mux8Way16,DMux4Way, Dmux8Way</text:p>
      <text:p text:style-name="P2"/>
      <text:p text:style-name="P2">Why these 15 particulare gatres? - They are commonly used gates, they comprise all the elementary logic gates to build out computer</text:p>
      <text:p text:style-name="P2"/>
      <text:p text:style-name="P1"><draw:frame draw:style-name="fr1" draw:name="graphics2" text:anchor-type="paragraph" svg:width="5.4374in" svg:height="4.2193in" draw:z-index="1"><draw:image xlink:href="Pictures/20000007000035F4000029DD12832C5C.svm" xlink:type="simple" xlink:show="embed" xlink:actuate="onLoad"/></draw:frame></text:p>
      <text:p text:style-name="P1"><text:soft-page-break/></text:p>
      <text:p text:style-name="P2"/>
      <text:p text:style-name="P1"/>
      <text:p text:style-name="P1"><draw:frame draw:style-name="fr2" draw:name="graphics3" text:anchor-type="paragraph" svg:x="0.2362in" svg:y="0.1417in" svg:width="5.4071in" svg:height="4.428in" draw:z-index="2"><draw:image xlink:href="Pictures/20000007000035A500002BEE8C41FFD9.svm" xlink:type="simple" xlink:show="embed" xlink:actuate="onLoad"/></draw:frame></text:p>
      <text:p text:style-name="P1"><draw:frame draw:style-name="fr1" draw:name="graphics4" text:anchor-type="paragraph" svg:width="5.3862in" svg:height="4.0102in" draw:z-index="3"><draw:image xlink:href="Pictures/2000000700003570000027CBC2475F60.svm" xlink:type="simple" xlink:show="embed" xlink:actuate="onLoad"/></draw:frame><text:tab/></text:p>
      <text:p text:style-name="P1"/>
      <text:p text:style-name="P1"><text:soft-page-break/></text:p>
      <text:p text:style-name="P1"/>
      <text:p text:style-name="P1"/>
      <text:p text:style-name="P1"/>
      <text:p text:style-name="P1"/>
      <text:p text:style-name="P1"/>
      <text:p text:style-name="P1"><draw:frame draw:style-name="fr1" draw:name="graphics5" text:anchor-type="paragraph" svg:width="5.3437in" svg:height="4.052in" draw:z-index="4"><draw:image xlink:href="Pictures/2000000700003506000028350A65545A.svm" xlink:type="simple" xlink:show="embed" xlink:actuate="onLoad"/></draw:frame></text:p>
      <text:p text:style-name="P1"/>
      <text:p text:style-name="P1"/>
      <text:p text:style-name="P1"/>
      <text:p text:style-name="P1">16-bits variants example: And16</text:p>
      <text:p text:style-name="P1"><draw:frame draw:style-name="fr1" draw:name="graphics6" text:anchor-type="paragraph" svg:width="5.1984in" svg:height="4.1362in" draw:z-index="5"><draw:image xlink:href="Pictures/200000070000339400002909A7A95854.svm" xlink:type="simple" xlink:show="embed" xlink:actuate="onLoad"/></draw:frame><text:soft-page-break/></text:p>
      <text:p text:style-name="P1"/>
      <text:p text:style-name="P1"/>
      <text:p text:style-name="P1"/>
      <text:p text:style-name="P1"/>
      <text:p text:style-name="P1">Multi-way variants example: 16-bit, 4-way multiplexor</text:p>
      <text:p text:style-name="P1"><draw:frame draw:style-name="fr1" draw:name="graphics7" text:anchor-type="paragraph" svg:width="5.5728in" svg:height="4.3654in" draw:z-index="6"><draw:image xlink:href="Pictures/200000070000374C00002B4FB492F92E.svm"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T 2</text:p>
      <text:p text:style-name="P1"/>
      <text:p text:style-name="P8"><text:span text:style-name="Strong_20_Emphasis"><text:span text:style-name="T2">In a nutshell: </text:span></text:span><text:span text:style-name="T2">Using the chipset that we've built in the previous module, we will now proceed to build a family of </text:span><text:span text:style-name="Emphasis"><text:span text:style-name="T2">adders</text:span></text:span><text:span text:style-name="T2"> -- chips designed to add numbers. We will then take a big step forward and build an </text:span><text:span text:style-name="Emphasis"><text:span text:style-name="T2">Arithmetic Logic Unit</text:span></text:span><text:span text:style-name="T2">. The ALU, which is designed to perform a whole set of arithmetic and logical operations, is the computer's calculating brain. Later in the course we will use this ALU as the centerpiece chip from which we will build the computer's </text:span><text:span text:style-name="Emphasis"><text:span text:style-name="T2">Central Processing Unit</text:span></text:span><text:span text:style-name="T2">, or CPU. Since all these chips operate on binary numbers (0's and 1's), we will start this module with a general overview of binary arithmetic, and only then delve into building the ALU.</text:span></text:p>
      <text:p text:style-name="Text_20_body"><text:span text:style-name="Strong_20_Emphasis"><text:span text:style-name="T2">Key concepts: </text:span></text:span><text:span text:style-name="T2">Binary numbers, binary addition, the two's complement method, half-adders, full-adders, n-bit adders, counters, Arithmetic Logic Unit (ALU), combinational logic. </text:span></text:p>
      <text:p text:style-name="P1"/>
      <text:p text:style-name="P1">Unit 2.1: Binary Numbers</text:p>
      <text:p text:style-name="P1"><draw:frame draw:style-name="fr2" draw:name="graphics8" text:anchor-type="paragraph" svg:x="0.0382in" svg:y="0.122in" svg:width="1.8417in" svg:height="1.9189in" draw:z-index="7"><draw:image xlink:href="Pictures/2000000700002D9500002624BE1CD8C8.svm" xlink:type="simple" xlink:show="embed" xlink:actuate="onLoad"/></draw:frame><text:soft-page-break/></text:p>
      <text:p text:style-name="P2">With 8 bits we can represent 2^8-1 = 255 values or -128 to 127</text:p>
      <text:p text:style-name="P2"/>
      <text:p text:style-name="P2">binary to decimal: 99 = 64 + 32 + 2 +1 = 0100 0011</text:p>
      <text:p text:style-name="P2"/>
      <text:p text:style-name="P1">Unit 2.1 Binary Addition</text:p>
      <text:p text:style-name="P2">00010101 +</text:p>
      <text:p text:style-name="P2">01011100</text:p>
      <text:p text:style-name="P2">------------ </text:p>
      <text:p text:style-name="P2">01110001</text:p>
      <text:p text:style-name="P2"/>
      <text:p text:style-name="P2">01111101 +</text:p>
      <text:p text:style-name="P2">00110110</text:p>
      <text:p text:style-name="P2">-----------</text:p>
      <text:p text:style-name="P2">10110011</text:p>
      <text:p text:style-name="P2"/>
      <text:p text:style-name="P2">Building an Adder</text:p>
      <text:list xml:id="list6038878124193990447" text:style-name="L8">
        <text:list-item>
          <text:p text:style-name="P19">Half Adder – adds two bits</text:p>
        </text:list-item>
        <text:list-item>
          <text:p text:style-name="P19">Full Adder – adds three bits</text:p>
        </text:list-item>
        <text:list-item>
          <text:p text:style-name="P19">Adders – Add two numbers</text:p>
        </text:list-item>
      </text:list>
      <text:p text:style-name="P2"/>
      <text:p text:style-name="P2"/>
      <text:p text:style-name="P2">Half Adder – truth table</text:p>
      <text:p text:style-name="P2">a b sum carry</text:p>
      <text:p text:style-name="P2">0 0 0 0</text:p>
      <text:p text:style-name="P2">0 1 1 0</text:p>
      <text:p text:style-name="P2">1 0 1 0</text:p>
      <text:p text:style-name="P2">1 1 0 1</text:p>
      <text:p text:style-name="P2"/>
      <text:p text:style-name="P2">Full Adder – truth table</text:p>
      <text:p text:style-name="P2">a b c sum carry</text:p>
      <text:p text:style-name="P2">0 0 0 0 0</text:p>
      <text:p text:style-name="P2">0 0 1 1 0</text:p>
      <text:p text:style-name="P2">0 1 0 1 0</text:p>
      <text:p text:style-name="P2">0 1 1 0 1</text:p>
      <text:p text:style-name="P2">1 0 0 1 0</text:p>
      <text:p text:style-name="P2"><text:soft-page-break/>1 0 1 0 1</text:p>
      <text:p text:style-name="P2">1 1 0 0 1</text:p>
      <text:p text:style-name="P2">1 1 1 1 1</text:p>
      <text:p text:style-name="P2"/>
      <text:p text:style-name="P2">Multi-bit Adder</text:p>
      <text:p text:style-name="P2"><draw:frame draw:style-name="fr1" draw:name="graphics9" text:anchor-type="paragraph" svg:width="4.4902in" svg:height="2.9693in" draw:z-index="8"><draw:image xlink:href="Pictures/2000000700002C8D00001D76B18E13DC.svm" xlink:type="simple" xlink:show="embed" xlink:actuate="onLoad"/></draw:frame></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t 2.3 Negative Numbers</text:p>
      <text:p text:style-name="P1"/>
      <text:p text:style-name="P2"><draw:frame draw:style-name="fr1" draw:name="graphics10" text:anchor-type="paragraph" svg:width="4.802in" svg:height="4.1571in" draw:z-index="9"><draw:image xlink:href="Pictures/2000000700002FA60000293E3A127050.svm" xlink:type="simple" xlink:show="embed" xlink:actuate="onLoad"/></draw:frame><text:soft-page-break/></text:p>
      <text:p text:style-name="P2"/>
      <text:p text:style-name="P2">If 6 is 0110 <text:s/>how much is -6:</text:p>
      <text:p text:style-name="P2"><draw:frame draw:style-name="fr2" draw:name="graphics11" text:anchor-type="paragraph" svg:x="0.1492in" svg:y="0.1701in" svg:width="2.0217in" svg:height="3.0756in" draw:z-index="10"><draw:image xlink:href="Pictures/20000007000013F300002585E7A846F5.svm" xlink:type="simple" xlink:show="embed" xlink:actuate="onLoad"/></draw:frame></text:p>
      <text:p text:style-name="P2"/>
      <text:p text:style-name="P2"/>
      <text:p text:style-name="P2"/>
      <text:p text:style-name="P2"/>
      <text:p text:style-name="P2"/>
      <text:p text:style-name="P2"/>
      <text:p text:style-name="P2"/>
      <text:p text:style-name="P1">Unit 2.5 Arithmetic Logic Unit – ALU</text:p>
      <text:p text:style-name="P2"><text:soft-page-break/>Von Neumann Architecture – 1945</text:p>
      <text:p text:style-name="P2"><draw:frame draw:style-name="fr1" draw:name="graphics12" text:anchor-type="paragraph" svg:width="6.2209in" svg:height="3.5799in" draw:z-index="11"><draw:image xlink:href="Pictures/2000000700004663000031831A6AFA0E.svm" xlink:type="simple" xlink:show="embed" xlink:actuate="onLoad"/></draw:frame></text:p>
      <text:p text:style-name="P2"><draw:frame draw:style-name="fr1" draw:name="graphics13" text:anchor-type="paragraph" svg:width="6.3228in" svg:height="5.3437in" draw:z-index="12"><draw:image xlink:href="Pictures/2000000700003EBD00003506E1C9FE47.svm" xlink:type="simple" xlink:show="embed" xlink:actuate="onLoad"/></draw:frame></text:p>
      <text:p text:style-name="P1"><text:s/></text:p>
      <text:p text:style-name="P1"/>
      <text:p text:style-name="P1"><text:soft-page-break/>The ALU</text:p>
      <text:p text:style-name="P2"><draw:frame draw:style-name="fr1" draw:name="graphics14" text:anchor-type="paragraph" svg:width="5.9783in" svg:height="4.2138in" draw:z-index="13"><draw:image xlink:href="Pictures/200000070000416D000033FE47E36A58.svm" xlink:type="simple" xlink:show="embed" xlink:actuate="onLoad"/></draw:frame>Specification:</text:p>
      <text:p text:style-name="P2"><draw:frame draw:style-name="fr3" draw:name="graphics15" text:anchor-type="paragraph" svg:width="6.6925in" svg:height="5.25in" draw:z-index="14"><draw:image xlink:href="Pictures/20000007000042AB0000344D0ECEC0BF.svm" xlink:type="simple" xlink:show="embed" xlink:actuate="onLoad"/></draw:frame></text:p>
      <text:p text:style-name="P2"><text:soft-page-break/></text:p>
      <text:p text:style-name="P2"><draw:frame draw:style-name="fr4" draw:name="graphics16" text:anchor-type="paragraph" svg:width="5.0728in" svg:height="5.1457in" draw:z-index="15"><draw:image xlink:href="Pictures/20000007000032560000330F4B3291DE.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Project 2 Overview</text:p>
      <text:p text:style-name="P2">Given: All the chips built in Project 1</text:p>
      <text:p text:style-name="P2">Goal: Build HalfAdder, FullAdder, Add16, Inc16, ALU</text:p>
      <text:p text:style-name="P2"/>
      <text:p text:style-name="P2"><draw:frame draw:style-name="fr4" draw:name="graphics17" text:anchor-type="paragraph" svg:width="6.5756in" svg:height="4.1in" draw:z-index="16"><draw:image xlink:href="Pictures/20000007000042AB00002F081DCF8D37.svm" xlink:type="simple" xlink:show="embed" xlink:actuate="onLoad"/></draw:frame></text:p>
      <text:p text:style-name="P2"><draw:frame draw:style-name="fr1" draw:name="graphics18" text:anchor-type="paragraph" svg:width="6.4484in" svg:height="4.7193in" draw:z-index="17"><draw:image xlink:href="Pictures/2000000700003FFB00002ED3D68FEE17.svm" xlink:type="simple" xlink:show="embed" xlink:actuate="onLoad"/></draw:frame><text:soft-page-break/></text:p>
      <text:p text:style-name="P2"/>
      <text:p text:style-name="P2"/>
      <text:p text:style-name="P2"><draw:frame draw:style-name="fr1" draw:name="graphics19" text:anchor-type="paragraph" svg:width="6.2717in" svg:height="5.1047in" draw:z-index="18"><draw:image xlink:href="Pictures/2000000700003E39000032A68663FC0B.svm" xlink:type="simple" xlink:show="embed" xlink:actuate="onLoad"/></draw:frame><text:soft-page-break/></text:p>
      <text:p text:style-name="P2"/>
      <text:p text:style-name="P2"><draw:frame draw:style-name="fr4" draw:name="graphics20" text:anchor-type="paragraph" svg:width="6.4484in" svg:height="4.9693in" draw:z-index="19"><draw:image xlink:href="Pictures/2000000700003FFB0000314EF45C5697.svm" xlink:type="simple" xlink:show="embed" xlink:actuate="onLoad"/></draw:frame><text:soft-page-break/></text:p>
      <text:p text:style-name="P2"/>
      <text:p text:style-name="P2"/>
      <text:p text:style-name="P2"><draw:frame draw:style-name="fr1" draw:name="graphics21" text:anchor-type="paragraph" svg:width="6.4693in" svg:height="5.2811in" draw:z-index="20"><draw:image xlink:href="Pictures/2000000700004030000034679544E0E5.svm"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Project 3 – RAM and Counter</text:p>
      <text:p text:style-name="P1"/>
      <text:p text:style-name="P1"><draw:frame draw:style-name="fr4" draw:name="graphics23" text:anchor-type="paragraph" svg:width="3.9484in" svg:height="4.428in" draw:z-index="22"><draw:image xlink:href="Pictures/200000070000272D00002BEE6B89B1F8.svm" xlink:type="simple" xlink:show="embed" xlink:actuate="onLoad"/></draw:frame></text:p>
      <text:p text:style-name="P1"/>
      <text:p text:style-name="P1"/>
      <text:p text:style-name="P1"/>
      <text:p text:style-name="P2"><draw:frame draw:style-name="fr1" draw:name="graphics22" text:anchor-type="paragraph" svg:width="6.4583in" svg:height="5.1874in" draw:z-index="21"><draw:image xlink:href="Pictures/200000070000401500003379F45DA469.svm" xlink:type="simple" xlink:show="embed" xlink:actuate="onLoad"/></draw:frame><text:soft-page-break/></text:p>
      <text:p text:style-name="P2"/>
      <text:p text:style-name="P2"><draw:frame draw:style-name="fr2" draw:name="graphics24" text:anchor-type="paragraph" svg:x="0.0335in" svg:y="0.1945in" svg:width="6.4165in" svg:height="5.1154in" draw:z-index="23"><draw:image xlink:href="Pictures/2000000700003FAB000032C09C465C20.svm" xlink:type="simple" xlink:show="embed" xlink:actuate="onLoad"/></draw:frame><text:soft-page-break/></text:p>
      <text:p text:style-name="P2"/>
      <text:p text:style-name="P2"/>
      <text:p text:style-name="P2"/>
      <text:p text:style-name="P2"/>
      <text:p text:style-name="P2"/>
      <text:p text:style-name="P2"/>
      <text:p text:style-name="P2"/>
      <text:p text:style-name="P2"><draw:frame draw:style-name="fr1" draw:name="graphics25" text:anchor-type="paragraph" svg:width="6.5839in" svg:height="5.1571in" draw:z-index="24"><draw:image xlink:href="Pictures/20000007000041530000332A59AC7678.svm"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Project 4 – optional - assembly</text:p>
      <text:p text:style-name="P2"/>
      <text:p text:style-name="P2"><draw:frame draw:style-name="fr4" draw:name="graphics27" text:anchor-type="paragraph" svg:width="5.3756in" svg:height="3.8535in" draw:z-index="26"><draw:image xlink:href="Pictures/20000007000044BC000035067708FA4A.svm" xlink:type="simple" xlink:show="embed" xlink:actuate="onLoad"/></draw:frame></text:p>
      <text:p text:style-name="P2"/>
      <text:p text:style-name="P2"/>
      <text:p text:style-name="P2"/>
      <text:p text:style-name="P2"><draw:frame draw:style-name="fr4" draw:name="graphics28" text:anchor-type="paragraph" svg:width="6.2811in" svg:height="4.5008in" draw:z-index="27"><draw:image xlink:href="Pictures/2000000700003E5300002CA7E2327A93.svm" xlink:type="simple" xlink:show="embed" xlink:actuate="onLoad"/></draw:frame></text:p>
      <text:p text:style-name="P2"><text:soft-page-break/></text:p>
      <text:p text:style-name="P2"><draw:frame draw:style-name="fr4" draw:name="graphics29" text:anchor-type="paragraph" svg:width="5.2957in" svg:height="3.7535in" draw:z-index="28"><draw:image xlink:href="Pictures/20000007000044D60000378109D126C1.svm" xlink:type="simple" xlink:show="embed" xlink:actuate="onLoad"/></draw:frame></text:p>
      <text:p text:style-name="P2"/>
      <text:p text:style-name="P2"/>
      <text:p text:style-name="P2"/>
      <text:p text:style-name="P2"/>
      <text:p text:style-name="P2">Assembler features:</text:p>
      <text:list xml:id="list6903708280817308895" text:style-name="L9">
        <text:list-item>
          <text:list>
            <text:list-item>
              <text:p text:style-name="P20">Working with registers and memory</text:p>
            </text:list-item>
            <text:list-item>
              <text:p text:style-name="P20">Branching</text:p>
            </text:list-item>
            <text:list-item>
              <text:p text:style-name="P20">Variables</text:p>
            </text:list-item>
            <text:list-item>
              <text:p text:style-name="P20">Iteration</text:p>
            </text:list-item>
            <text:list-item>
              <text:p text:style-name="P20">Pointers</text:p>
            </text:list-item>
            <text:list-item>
              <text:p text:style-name="P20">Input / output</text:p>
            </text:list-item>
          </text:list>
        </text:list-item>
      </text:list>
      <text:p text:style-name="P2"/>
      <text:p text:style-name="P2"/>
      <text:p text:style-name="P2">Registers:</text:p>
      <text:p text:style-name="P2"><text:s/>D: data register</text:p>
      <text:p text:style-name="P2">A: address/data register</text:p>
      <text:p text:style-name="P2">M: currently selected memory register M = RAM[A]</text:p>
      <text:p text:style-name="P2"/>
      <text:p text:style-name="P2">//D=10 – can't be done directly so:</text:p>
      <text:p text:style-name="P2">@10</text:p>
      <text:p text:style-name="P2">D=A</text:p>
      <text:p text:style-name="P2"/>
      <text:p text:style-name="P2">//D++</text:p>
      <text:p text:style-name="P2">D=D+1</text:p>
      <text:p text:style-name="P2"/>
      <text:p text:style-name="P2"><text:soft-page-break/>// D=RAM[17]</text:p>
      <text:p text:style-name="P2"><text:a xlink:type="simple" xlink:href="mailto://@17" text:style-name="Internet_20_link" text:visited-style-name="Visited_20_Internet_20_Link">@17</text:a></text:p>
      <text:p text:style-name="P2">D=M</text:p>
      <text:p text:style-name="P2"/>
      <text:p text:style-name="P2">//RAM[17]=D</text:p>
      <text:p text:style-name="P2">@17</text:p>
      <text:p text:style-name="P2">M=D</text:p>
      <text:p text:style-name="P2"/>
      <text:p text:style-name="P2">//RAM[17]=0</text:p>
      <text:p text:style-name="P2">@17</text:p>
      <text:p text:style-name="P2">M=0</text:p>
      <text:p text:style-name="P2"/>
      <text:p text:style-name="P2">//RAM[17]=10</text:p>
      <text:p text:style-name="P2">@10</text:p>
      <text:p text:style-name="P2">D=A</text:p>
      <text:p text:style-name="P2">@17</text:p>
      <text:p text:style-name="P2">M=D</text:p>
      <text:p text:style-name="P2"/>
      <text:p text:style-name="P2">//RAM[5] = RAM[3]</text:p>
      <text:p text:style-name="P2">@3</text:p>
      <text:p text:style-name="P2">D=M</text:p>
      <text:p text:style-name="P2">@5</text:p>
      <text:p text:style-name="P2">M=D <text:s/></text:p>
      <text:p text:style-name="P2"/>
      <text:p text:style-name="P2">//Program Add2.asm</text:p>
      <text:p text:style-name="P2">//Computer RAM[2] = RAM[0] + RAM[1]</text:p>
      <text:p text:style-name="P2">@0</text:p>
      <text:p text:style-name="P2">D=M</text:p>
      <text:p text:style-name="P2">@1</text:p>
      <text:p text:style-name="P2">D=D+M</text:p>
      <text:p text:style-name="P2">@2</text:p>
      <text:p text:style-name="P2">M=D </text:p>
      <text:p text:style-name="P2"><text:s/></text:p>
      <text:p text:style-name="P2"/>
      <text:p text:style-name="P2">We should terminate the program propertly:</text:p>
      <text:p text:style-name="P2">@6</text:p>
      <text:p text:style-name="P2">0;JMP</text:p>
      <text:p text:style-name="P2">Best practise: end the program with infinite loop</text:p>
      <text:p text:style-name="P2"/>
      <text:p text:style-name="P2"/>
      <text:p text:style-name="P2"/>
      <text:p text:style-name="P2"/>
      <text:p text:style-name="P2"/>
      <text:p text:style-name="P2"/>
      <text:p text:style-name="P2"/>
      <text:p text:style-name="P2"><text:soft-page-break/></text:p>
      <text:p text:style-name="P2">Built-in symbols: /assembler replaces symbol name with its value/</text:p>
      <text:p text:style-name="P1">Symbol<text:tab/><text:tab/>Value</text:p>
      <text:p text:style-name="P2">R0..R15<text:tab/><text:tab/>0..15<text:tab/><text:tab/><text:tab/>//virtual registers</text:p>
      <text:p text:style-name="P2">SCREEN<text:tab/><text:tab/>16384</text:p>
      <text:p text:style-name="P2">KBD<text:tab/><text:tab/><text:tab/>24576</text:p>
      <text:p text:style-name="P2"/>
      <text:p text:style-name="P2">SP<text:tab/><text:tab/><text:tab/>0</text:p>
      <text:p text:style-name="P2">LCL<text:tab/><text:tab/><text:tab/>1</text:p>
      <text:p text:style-name="P2">ARG<text:tab/><text:tab/><text:tab/>2</text:p>
      <text:p text:style-name="P2">THIS<text:tab/><text:tab/><text:tab/>3</text:p>
      <text:p text:style-name="P2">THAT<text:tab/><text:tab/>4</text:p>
      <text:p text:style-name="P2"/>
      <text:p text:style-name="P1">Why do we need symbols?</text:p>
      <text:p text:style-name="P2">//we want to put 15 into <text:s/><text:span text:style-name="T4">RAM[5]</text:span></text:p>
      <text:p text:style-name="P2">// RAM[5]=15 </text:p>
      <text:p text:style-name="P2">@15 //we use register A to store value – the constant 15</text:p>
      <text:p text:style-name="P2">D=A</text:p>
      <text:p text:style-name="P2">@5 //we use regiser A to address desired <text:span text:style-name="T4">memory</text:span> where we will store the constant</text:p>
      <text:p text:style-name="P2">M=D</text:p>
      <text:p text:style-name="P2"/>
      <text:p text:style-name="P2">variant 2:</text:p>
      <text:p text:style-name="P2">//</text:p>
      <text:p text:style-name="P2">@15</text:p>
      <text:p text:style-name="P2">D=A</text:p>
      <text:p text:style-name="P2">@R5 // its clear that the programmer wants to address <text:span text:style-name="T4">RAM[</text:span>5<text:span text:style-name="T4">]</text:span></text:p>
      <text:p text:style-name="P2">M=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Branching – ability to tell the computer to evaluate condition and based on the result to continue with next instruction or jump to another instruction</text:p>
      <text:p text:style-name="P2"><text:tab/></text:p>
      <text:p text:style-name="P2">// Program Signum.asm</text:p>
      <text:p text:style-name="P2">// Computes: if R0&gt;0 </text:p>
      <text:p text:style-name="P2">//<text:tab/><text:tab/><text:tab/>R1=1</text:p>
      <text:p text:style-name="P2">//<text:tab/><text:tab/><text:tab/>else R1=0</text:p>
      <text:p text:style-name="P2">@R0</text:p>
      <text:p text:style-name="P2">D=M</text:p>
      <text:p text:style-name="P2">@8</text:p>
      <text:p text:style-name="P2">D;JGT</text:p>
      <text:p text:style-name="P2">@0</text:p>
      <text:p text:style-name="P2">D=A</text:p>
      <text:p text:style-name="P2">@10</text:p>
      <text:p text:style-name="P2">0;JMP</text:p>
      <text:p text:style-name="P2">@1</text:p>
      <text:p text:style-name="P2">D=A</text:p>
      <text:p text:style-name="P2">@R1</text:p>
      <text:p text:style-name="P2">M=D</text:p>
      <text:p text:style-name="P2"/>
      <text:p text:style-name="P1">Symbolic references (Labels):</text:p>
      <text:p text:style-name="P2">// Program Signum.asm</text:p>
      <text:p text:style-name="P2">// Computes: if R0&gt;0 </text:p>
      <text:p text:style-name="P2">//<text:tab/><text:tab/><text:tab/>R1=1</text:p>
      <text:p text:style-name="P2">//<text:tab/><text:tab/><text:tab/>else R1=0</text:p>
      <text:p text:style-name="P2">@R0</text:p>
      <text:p text:style-name="P2">D=M</text:p>
      <text:p text:style-name="P1">@POSITIVE</text:p>
      <text:p text:style-name="P2">D;JGT</text:p>
      <text:p text:style-name="P2">@0</text:p>
      <text:p text:style-name="P2">D=A</text:p>
      <text:p text:style-name="P2">@<text:span text:style-name="T3">END</text:span></text:p>
      <text:p text:style-name="P2">0;JMP</text:p>
      <text:p text:style-name="P2">(<text:span text:style-name="T3">POSITIVE</text:span>)</text:p>
      <text:p text:style-name="P2">@1</text:p>
      <text:p text:style-name="P2">D=A</text:p>
      <text:p text:style-name="P2">(<text:span text:style-name="T3">END</text:span>)</text:p>
      <text:p text:style-name="P2">@R1</text:p>
      <text:p text:style-name="P2">M=D</text:p>
      <text:p text:style-name="P2"/>
      <text:p text:style-name="P2"/>
      <text:p text:style-name="P2">@LABEL translates to @n, where n is the instruction number following the (LABEL) declaration</text:p>
      <text:p text:style-name="P2"><text:soft-page-break/></text:p>
      <text:p text:style-name="P2"/>
      <text:p text:style-name="P1">Variables – <text:span text:style-name="T5">abstraction of a container that has name and value</text:span></text:p>
      <text:p text:style-name="P2"><text:tab/><text:span text:style-name="T4">We will use a single register to represent a variable</text:span></text:p>
      <text:p text:style-name="P2"><text:tab/>// <text:span text:style-name="T4">Program: Flip.asm – flips the values of <text:s/>RAM[0] and RAM[1]</text:span></text:p>
      <text:p text:style-name="P4"><text:tab/>// temp = R1</text:p>
      <text:p text:style-name="P4"><text:tab/>// R1 = R0</text:p>
      <text:p text:style-name="P4"><text:tab/>// R0 = temp</text:p>
      <text:p text:style-name="P4"/>
      <text:p text:style-name="P4"><text:tab/>@R1</text:p>
      <text:p text:style-name="P4"><text:tab/>D=M</text:p>
      <text:p text:style-name="P4"><text:tab/>@temp // we declare variable to hold value of RAM[0]</text:p>
      <text:p text:style-name="P4"><text:tab/>M=D // temp = R1</text:p>
      <text:p text:style-name="P4"><text:tab/></text:p>
      <text:p text:style-name="P4"><text:tab/>@R0</text:p>
      <text:p text:style-name="P4"><text:tab/>D=M</text:p>
      <text:p text:style-name="P4"><text:tab/>@R1</text:p>
      <text:p text:style-name="P4"><text:tab/>M=D // R1 = R0</text:p>
      <text:p text:style-name="P4"><text:tab/></text:p>
      <text:p text:style-name="P4"><text:tab/>@temp</text:p>
      <text:p text:style-name="P4"><text:tab/>D=M</text:p>
      <text:p text:style-name="P4"><text:tab/>@R0</text:p>
      <text:p text:style-name="P4"><text:tab/>M=D</text:p>
      <text:p text:style-name="P4"/>
      <text:p text:style-name="P4"><text:tab/>(END)</text:p>
      <text:p text:style-name="P4"><text:tab/>@END</text:p>
      <text:p text:style-name="P4"><text:tab/>0; JMP</text:p>
      <text:p text:style-name="P2"/>
      <text:p text:style-name="P4">@temp: “find some available memory register (say register n), and use it to represent variable temp. Som from now on, each occurrence of @temp in the program will be translated into @n”</text:p>
      <text:p text:style-name="P4"/>
      <text:p text:style-name="P4">A reference to a symbol that has no corresponding label declaration is treated as a reference to a variable.</text:p>
      <text:p text:style-name="P4"/>
      <text:p text:style-name="P4">Variables are allocated to the RAM from address 16 onward</text:p>
      <text:p text:style-name="P4"/>
      <text:p text:style-name="P4">The program is relocatable – you can load it anywhere in the memory and you just have to know its “base” address</text:p>
      <text:p text:style-name="P4"/>
      <text:p text:style-name="P5"/>
      <text:p text:style-name="P5"/>
      <text:p text:style-name="P5"/>
      <text:p text:style-name="P5"/>
      <text:p text:style-name="P5"/>
      <text:p text:style-name="P5"><text:soft-page-break/></text:p>
      <text:p text:style-name="P5">Iterative processing</text:p>
      <text:p text:style-name="P5"><text:tab/><text:span text:style-name="T1">Example: Compute 1 + 2 + … + n</text:span></text:p>
      <text:p text:style-name="P4">// Computes RAM[1] = 1 + 2 + RAM[0]</text:p>
      <text:p text:style-name="P4">// n = RAM[0]</text:p>
      <text:p text:style-name="P4">// sum = 0</text:p>
      <text:p text:style-name="P4">// <text:s/>i=1</text:p>
      <text:p text:style-name="P4">// LOOP:</text:p>
      <text:p text:style-name="P4">// if i &gt; n goto STOP</text:p>
      <text:p text:style-name="P4">// sum = sum + i</text:p>
      <text:p text:style-name="P4">// i = i + 1</text:p>
      <text:p text:style-name="P4">// goto loop</text:p>
      <text:p text:style-name="P4">STOP:</text:p>
      <text:p text:style-name="P4">R1 = SUM</text:p>
      <text:p text:style-name="P4"/>
      <text:p text:style-name="P4"/>
      <text:p text:style-name="P4">// sum.asm</text:p>
      <text:p text:style-name="P4">@0 // sum = 0</text:p>
      <text:p text:style-name="P4">D=M</text:p>
      <text:p text:style-name="P4">@sum</text:p>
      <text:p text:style-name="P4">M=D</text:p>
      <text:p text:style-name="P4"/>
      <text:p text:style-name="P4">@1 // i = 1</text:p>
      <text:p text:style-name="P4">D=M</text:p>
      <text:p text:style-name="P4">@i</text:p>
      <text:p text:style-name="P4">M=D</text:p>
      <text:p text:style-name="P4"/>
      <text:p text:style-name="P4">@R0 // n = 0</text:p>
      <text:p text:style-name="P4">D=M</text:p>
      <text:p text:style-name="P4">@n</text:p>
      <text:p text:style-name="P4">M=D</text:p>
      <text:p text:style-name="P4"/>
      <text:p text:style-name="P4">(LOOP)</text:p>
      <text:p text:style-name="P4">@n</text:p>
      <text:p text:style-name="P4">D=M</text:p>
      <text:p text:style-name="P4">@i</text:p>
      <text:p text:style-name="P4">D=D-M</text:p>
      <text:p text:style-name="P4">@STOP</text:p>
      <text:p text:style-name="P4">D; JLT</text:p>
      <text:p text:style-name="P4">@i</text:p>
      <text:p text:style-name="P4">M=M+1</text:p>
      <text:p text:style-name="P4">goto LOOP</text:p>
      <text:p text:style-name="P4">(STOP)</text:p>
      <text:p text:style-name="P4">@sum</text:p>
      <text:p text:style-name="P4">D=M</text:p>
      <text:p text:style-name="P4"><text:soft-page-break/>@R1</text:p>
      <text:p text:style-name="P4">M=D</text:p>
      <text:p text:style-name="P4"/>
      <text:p text:style-name="P1">Pointers –<text:span text:style-name="T4"> TODO video Unit 4.8 00:04:00 write example source code!</text:span></text:p>
      <text:p text:style-name="P4">The notion of array is lost when code is translated to assembler</text:p>
      <text:p text:style-name="P4">In machine language we know the base address and length of an array</text:p>
      <text:p text:style-name="P1"/>
      <text:p text:style-name="P4">Variables that store memory addresses, like arr and i, are called pointers</text:p>
      <text:p text:style-name="P4"/>
      <text:p text:style-name="P4">Pointer logic: whenever we have to access memory using a pointer, we need an instruction like A=M</text:p>
      <text:p text:style-name="P4"/>
      <text:p text:style-name="P4">Typical pointer semantics : “set the address register to the contents of some memory register” </text:p>
      <text:p text:style-name="P4">Example:</text:p>
      <text:p text:style-name="P4"><text:tab/>// for (i=0; i&lt;n; i++) {</text:p>
      <text:p text:style-name="P4"><text:tab/>//<text:tab/>arr[i] = -1 }</text:p>
      <text:p text:style-name="P4"><text:tab/>// suppose that arr=100 <text:s/>and n=10</text:p>
      <text:p text:style-name="P4"><text:tab/>@100 // arr = 100</text:p>
      <text:p text:style-name="P4"><text:tab/>D=A</text:p>
      <text:p text:style-name="P4"><text:tab/>@arr</text:p>
      <text:p text:style-name="P4"><text:tab/>M=D</text:p>
      <text:p text:style-name="P2"/>
      <text:p text:style-name="P1">Input/output</text:p>
      <text:p text:style-name="P2">Memory map:</text:p>
      <text:p text:style-name="P2">0-16383 data memory (16K)</text:p>
      <text:p text:style-name="P2">16384 – 24575 screen (8K - 512x256)</text:p>
      <text:p text:style-name="P2">24576 - keyboard</text:p>
      <text:p text:style-name="P2"/>
      <text:p text:style-name="P2"/>
      <text:p text:style-name="P2"/>
      <text:p text:style-name="P2">Exercise 1: draw a filled rectangle at the upper left corner of the screen, 16 points wide and RAM[0] point high</text:p>
      <text:p text:style-name="P2"/>
      <text:p text:style-name="P2">pseudo code:</text:p>
      <text:p text:style-name="P2">// for (i=0; i&lt;n; i++)</text:p>
      <text:p text:style-name="P2">// { draw 16 black pixels at the beginning of row i } </text:p>
      <text:p text:style-name="P2">//</text:p>
      <text:p text:style-name="P2"/>
      <text:p text:style-name="P2">// rectangle.asm – draws a rectangle at the top left of the screen</text:p>
      <text:p text:style-name="P2"/>
      <text:p text:style-name="P2"/>
      <text:p text:style-name="P2"/>
      <text:p text:style-name="P2"/>
      <text:p text:style-name="P2"/>
      <text:p text:style-name="P2"><text:soft-page-break/></text:p>
      <text:p text:style-name="P2"/>
      <text:p text:style-name="P2">End note: compilation</text:p>
      <text:p text:style-name="P2">High level code:</text:p>
      <text:p text:style-name="P2"><text:tab/>//for (i=0; i&lt;n; i++) <text:s/>{ arr[i] = -1 }</text:p>
      <text:p text:style-name="P2"/>
      <text:p text:style-name="P2">Assembly:</text:p>
      <text:p text:style-name="P2"><text:tab/>@i</text:p>
      <text:p text:style-name="P2"><text:tab/>M=0</text:p>
      <text:p text:style-name="P2"><text:tab/>(LOOP)</text:p>
      <text:p text:style-name="P2"><text:tab/>@i</text:p>
      <text:p text:style-name="P2"><text:tab/>D=M</text:p>
      <text:p text:style-name="P2"><text:tab/>@n</text:p>
      <text:p text:style-name="P2"><text:tab/>D=D-M</text:p>
      <text:p text:style-name="P2"><text:tab/>@END</text:p>
      <text:p text:style-name="P2"><text:tab/>D;JEQ</text:p>
      <text:p text:style-name="P2"><text:tab/>@arr</text:p>
      <text:p text:style-name="P2"><text:tab/>D=M</text:p>
      <text:p text:style-name="P2"><text:tab/>@i</text:p>
      <text:p text:style-name="P2"><text:tab/>A=D+M //pointer arithmetic A= arr + i</text:p>
      <text:p text:style-name="P2"><text:tab/>M=-1</text:p>
      <text:p text:style-name="P2"><text:tab/>@i</text:p>
      <text:p text:style-name="P2"><text:tab/>M=M+1</text:p>
      <text:p text:style-name="P2"><text:tab/>@LOOP</text:p>
      <text:p text:style-name="P2"><text:tab/>0; JMP</text:p>
      <text:p text:style-name="P2"><text:tab/>(END)</text:p>
      <text:p text:style-name="P2"><text:tab/>@END</text:p>
      <text:p text:style-name="P2"><text:tab/>0; JMP</text:p>
      <text:p text:style-name="P2"/>
      <text:p text:style-name="P6">Project 4 Overview</text:p>
      <text:p text:style-name="P2">task 1:</text:p>
      <text:p text:style-name="P2">// a program performing R2 = R0 * R1</text:p>
      <text:p text:style-name="P2">// use simplest solution</text:p>
      <text:p text:style-name="P2"/>
      <text:p text:style-name="P2">task2:</text:p>
      <text:p text:style-name="P2">// simple interactive program: listen to the keyboard, and once user touch</text:p>
      <text:p text:style-name="P2">// a key the program blackens the screen completely until user releases the key</text:p>
      <text:p text:style-name="P2">// tip use infinite loop</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text:p>
      <text:p text:style-name="P2">// task 1 pseudo code R2 = R0 * R1</text:p>
      <text:p text:style-name="P2">// multiplier = R1</text:p>
      <text:p text:style-name="P2">// i=0</text:p>
      <text:p text:style-name="P2">//result = R0</text:p>
      <text:p text:style-name="P2">// (LOOP)</text:p>
      <text:p text:style-name="P2">// if i=multiplier goto end</text:p>
      <text:p text:style-name="P2">// result = result + R0</text:p>
      <text:p text:style-name="P2"/>
      <text:p text:style-name="P2">@0</text:p>
      <text:p text:style-name="P2">D=A</text:p>
      <text:p text:style-name="P2">@i</text:p>
      <text:p text:style-name="P2">M=D // init i=0;</text:p>
      <text:p text:style-name="P2"/>
      <text:p text:style-name="P2">@R1</text:p>
      <text:p text:style-name="P2">D=M</text:p>
      <text:p text:style-name="P2">@multiplier</text:p>
      <text:p text:style-name="P2">M=D // multiplier = R1</text:p>
      <text:p text:style-name="P2">@0</text:p>
      <text:p text:style-name="P2">D=A</text:p>
      <text:p text:style-name="P2">@result</text:p>
      <text:p text:style-name="P2">M=D // init result=0</text:p>
      <text:p text:style-name="P2">(LOOP)</text:p>
      <text:p text:style-name="P2">@multiplier</text:p>
      <text:p text:style-name="P2">D=M</text:p>
      <text:p text:style-name="P2">@i</text:p>
      <text:p text:style-name="P2">D=D-M</text:p>
      <text:p text:style-name="P2">@END</text:p>
      <text:p text:style-name="P2">D; JEQ // if i==multiplier exit loop</text:p>
      <text:p text:style-name="P2">@R0</text:p>
      <text:p text:style-name="P2">D=M</text:p>
      <text:p text:style-name="P2">@result</text:p>
      <text:p text:style-name="P2">M=D+M</text:p>
      <text:p text:style-name="P2">@i</text:p>
      <text:p text:style-name="P2">M=M+1</text:p>
      <text:p text:style-name="P2">@LOOP</text:p>
      <text:p text:style-name="P2">0; JMP</text:p>
      <text:p text:style-name="P2">(END)</text:p>
      <text:p text:style-name="P2">@END</text:p>
      <text:p text:style-name="P2">0; JMP</text:p>
      <text:p text:style-name="P2"/>
      <text:p text:style-name="P2"><text:soft-page-break/></text:p>
      <text:p text:style-name="P2"/>
      <text:p text:style-name="P2">// task2</text:p>
      <text:p text:style-name="P2">//</text:p>
      <text:p text:style-name="P2">//read kbd</text:p>
      <text:p text:style-name="P2">// if !=0 black screen </text:p>
      <text:p text:style-name="P2">//</text:p>
      <text:p text:style-name="P2">//(FILL BLACK)</text:p>
      <text:p text:style-name="P2"/>
      <text:p text:style-name="P2"/>
      <text:p text:style-name="P2"/>
      <text:p text:style-name="P1">Project 5 </text:p>
      <text:p text:style-name="P1"/>
      <text:p text:style-name="P1">ALU:</text:p>
      <text:p text:style-name="P1"><draw:frame draw:style-name="fr1" draw:name="graphics26" text:anchor-type="paragraph" svg:width="5.802in" svg:height="4.8339in" draw:z-index="25"><draw:image xlink:href="Pictures/200000070000399200002FF622A67758.svm" xlink:type="simple" xlink:show="embed" xlink:actuate="onLoad"/></draw:frame></text:p>
      <text:p text:style-name="P1"/>
      <text:p text:style-name="P1"/>
      <text:p text:style-name="P1"/>
      <text:p text:style-name="P1"/>
      <text:p text:style-name="P1"/>
      <text:p text:style-name="P1"/>
      <text:p text:style-name="P1"/>
      <text:p text:style-name="P1"/>
      <text:p text:style-name="P1"><text:soft-page-break/>Unit 6 Notes:</text:p>
      <text:p text:style-name="P7">Unit 6.1</text:p>
      <text:p text:style-name="P2">The "Assembler" is the first software layer above hardware</text:p>
      <text:p text:style-name="P2"><text:s/>Repeat: </text:p>
      <text:list xml:id="list8581745897261920633" text:style-name="L10">
        <text:list-item>
          <text:list>
            <text:list-item>
              <text:p text:style-name="P21">Read next Assembly language command</text:p>
            </text:list-item>
            <text:list-item>
              <text:p text:style-name="P21">Break into fields , ignore whitespace</text:p>
            </text:list-item>
            <text:list-item>
              <text:p text:style-name="P21">Translate: Load R1 18 -&gt; 11001 01 000010010</text:p>
            </text:list-item>
            <text:list-item>
              <text:p text:style-name="P21">Combine codes into single machine language command</text:p>
            </text:list-item>
            <text:list-item>
              <text:p text:style-name="P21"/>
            </text:list-item>
          </text:list>
        </text:list-item>
      </text:list>
      <text:p text:style-name="P2">Symbols:</text:p>
      <text:p text:style-name="P2"><text:tab/>Used for</text:p>
      <text:list xml:id="list8094639916094307186" text:style-name="L11">
        <text:list-item>
          <text:list>
            <text:list-item>
              <text:list>
                <text:list-item>
                  <text:p text:style-name="P22">Labels: JMP loop</text:p>
                </text:list-item>
                <text:list-item>
                  <text:p text:style-name="P22">Variables: Load R1, weight</text:p>
                </text:list-item>
              </text:list>
            </text:list-item>
          </text:list>
        </text:list-item>
      </text:list>
      <text:p text:style-name="P2"><text:tab/>Assembler must replace names with addresses</text:p>
      <text:p text:style-name="P2"><text:tab/></text:p>
      <table:table table:name="Table1" table:style-name="Table1">
        <table:table-column table:style-name="Table1.A"/>
        <table:table-column table:style-name="Table1.B"/>
        <table:table-row>
          <table:table-cell table:style-name="Table1.A1" office:value-type="string">
            <text:p text:style-name="P9">Symbol</text:p>
          </table:table-cell>
          <table:table-cell table:style-name="Table1.B1" office:value-type="string">
            <text:p text:style-name="P9">Address</text:p>
          </table:table-cell>
        </table:table-row>
        <table:table-row>
          <table:table-cell table:style-name="Table1.A2" office:value-type="string">
            <text:p text:style-name="P9">weight</text:p>
          </table:table-cell>
          <table:table-cell table:style-name="Table1.B2" office:value-type="float" office:value="5782">
            <text:p text:style-name="P9">5782</text:p>
          </table:table-cell>
        </table:table-row>
        <table:table-row>
          <table:table-cell table:style-name="Table1.A2" office:value-type="string">
            <text:p text:style-name="P9">loop</text:p>
          </table:table-cell>
          <table:table-cell table:style-name="Table1.B2" office:value-type="float" office:value="673">
            <text:p text:style-name="P9">673</text:p>
          </table:table-cell>
        </table:table-row>
        <table:table-row>
          <table:table-cell table:style-name="Table1.A2" office:value-type="string">
            <text:p text:style-name="P9"/>
          </table:table-cell>
          <table:table-cell table:style-name="Table1.B2">
            <text:p text:style-name="P9"/>
          </table:table-cell>
        </table:table-row>
      </table:table>
      <text:p text:style-name="P2"/>
      <text:p text:style-name="P2"><text:tab/>If variable is not in the "table" yet we have to allocate an unused memory address for it</text:p>
      <text:p text:style-name="P2"/>
      <text:p text:style-name="P2">Label loop:</text:p>
      <text:p text:style-name="P2"><text:tab/>Add 1,R1</text:p>
      <text:p text:style-name="P2"><text:tab/>...</text:p>
      <text:p text:style-name="P2"><text:tab/>JMP loop</text:p>
      <text:p text:style-name="P2"/>
      <text:p text:style-name="P2">replace JMP loop with JMP 67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Unit 6.2 – Assembly language – A Translator's Perspective</text:p>
      <text:p text:style-name="P2"/>
      <text:p text:style-name="P2">Language specification: </text:p>
      <text:p text:style-name="P2"><text:tab/>A-instruction</text:p>
      <text:p text:style-name="P2"><text:tab/>Symbolic syntax: @value </text:p>
      <text:p text:style-name="P2"><text:s/><text:tab/>Bynary syntax: <text:span text:style-name="T3">0</text:span>0000000 00000000</text:p>
      <text:p text:style-name="P2"><text:tab/><text:tab/><text:tab/><text:tab/> (0(15bit value)</text:p>
      <text:p text:style-name="P2"><text:tab/>C-instuction:</text:p>
      <text:p text:style-name="P2"><draw:frame draw:style-name="fr4" draw:name="graphics30" text:anchor-type="paragraph" svg:width="5.8756in" svg:height="4.9484in" draw:z-index="29"><draw:image xlink:href="Pictures/2000000700003A4C0000311910EBF37E.svm" xlink:type="simple" xlink:show="embed" xlink:actuate="onLoad"/></draw:frame></text:p>
      <text:p text:style-name="P2"><text:tab/>Pre-defined symbols:</text:p>
      <text:p text:style-name="P25"/>
      <text:p text:style-name="P2"><text:span text:style-name="T7"><text:tab/></text:span><text:span text:style-name="T6">symbol</text:span><text:tab/><text:span text:style-name="T6">value</text:span><text:span text:style-name="T7"><text:tab/><text:tab/></text:span><text:span text:style-name="T6">symbol</text:span><text:span text:style-name="T7"><text:tab/></text:span><text:span text:style-name="T6">value</text:span></text:p>
      <text:p text:style-name="P2"><text:tab/>R0..R15 <text:s text:c="5"/>0..15<text:tab/><text:tab/>SP<text:tab/><text:tab/>0</text:p>
      <text:p text:style-name="P2"><text:tab/>SCREEN<text:tab/>16384<text:tab/><text:tab/>LCL<text:tab/><text:tab/>1</text:p>
      <text:p text:style-name="P2"><text:tab/>KBD<text:tab/><text:tab/>24576<text:tab/><text:tab/>ARG<text:tab/><text:tab/>2</text:p>
      <text:p text:style-name="P2"><text:tab/><text:tab/><text:tab/><text:tab/><text:tab/>THIS<text:tab/><text:tab/>3</text:p>
      <text:p text:style-name="P2"><text:tab/><text:tab/><text:tab/><text:tab/><text:tab/>THAT<text:tab/>4</text:p>
      <text:p text:style-name="P2"><text:s/></text:p>
      <text:p text:style-name="P2"><text:tab/>Label declarations: (label)</text:p>
      <text:p text:style-name="P2"><text:tab/></text:p>
      <text:p text:style-name="P2"><text:tab/>Variable declaration: @variableName</text:p>
      <text:p text:style-name="P2"/>
      <text:p text:style-name="P2"><text:soft-page-break/><text:tab/></text:p>
      <text:p text:style-name="P2">White space</text:p>
      <text:p text:style-name="P2"><text:tab/>Empty line, identation</text:p>
      <text:p text:style-name="P2"><text:tab/>Line comments</text:p>
      <text:p text:style-name="P2"><text:tab/>In-line comments</text:p>
      <text:p text:style-name="P2"><text:tab/></text:p>
      <text:p text:style-name="P2">Instructions</text:p>
      <text:p text:style-name="P2"><text:tab/>A-instructions</text:p>
      <text:p text:style-name="P2"><text:tab/>C-instructions</text:p>
      <text:p text:style-name="P2">Symbols</text:p>
      <text:p text:style-name="P2"><text:tab/>References</text:p>
      <text:p text:style-name="P2"><text:tab/>Label declarations</text:p>
      <text:p text:style-name="P2"><text:s/></text:p>
      <text:p text:style-name="P2">The plan ahead:</text:p>
      <text:list xml:id="list5121021857264852027" text:style-name="L12">
        <text:list-item>
          <text:p text:style-name="P23">Develop a basic assembler that translates symbol-less programs</text:p>
        </text:list-item>
        <text:list-item>
          <text:p text:style-name="P23">Develop an ability to handle symbol</text:p>
        </text:list-item>
        <text:list-item>
          <text:p text:style-name="P23">Morph the basic assembler into an assembler that translates <text:span text:style-name="T3">any</text:span> program</text:p>
        </text:list-item>
      </text:list>
      <text:p text:style-name="P2"/>
      <text:p text:style-name="P1">Unit 6.3 – Handling instructions</text:p>
      <text:p text:style-name="P1"/>
      <text:p text:style-name="P2">A-instruction: @value</text:p>
      <text:p text:style-name="P2">Where value is non-negative decimal constant ot a symbol reffering to such constant</text:p>
      <text:p text:style-name="P2">Translation to binary: 0 + 15bit binary representation of the constant</text:p>
      <text:p text:style-name="P2"/>
      <text:p text:style-name="P2">C-instruction:</text:p>
      <text:p text:style-name="P2"><text:tab/>111 a c1 c2 c3 c4 c5 c6 d1 d2 d3 j1 j2 j3</text:p>
      <text:p text:style-name="P1">Symbolic syntax: <text:s/>dest = comp; jump</text:p>
      <text:p text:style-name="P2">every C-instruction contains three fields</text:p>
      <text:p text:style-name="P2">The parser is part of the assembler that <text:s/>decomposes symbolic instruction to its fields:</text:p>
      <text:p text:style-name="P2"/>
      <text:p text:style-name="P1"><text:span text:style-name="T1"><text:tab/><text:tab/></text:span>symbolic:<text:span text:style-name="T1"><text:tab/><text:tab/></text:span>binary<text:span text:style-name="T1">:</text:span></text:p>
      <text:p text:style-name="P2">example: <text:tab/>MD=D+1<text:tab/><text:tab/>111 011111 011 000</text:p>
      <text:p text:style-name="P2"/>
      <text:p text:style-name="P2"><text:tab/>comp field:<text:tab/>D+1, binary = 011111</text:p>
      <text:p text:style-name="P2"><text:tab/>dest field: MD, binary = 011</text:p>
      <text:p text:style-name="P2"><text:tab/>jump field: no jump field, so null, binary = 000</text:p>
      <text:p text:style-name="P2"><text:tab/></text:p>
      <text:p text:style-name="P2"><text:s/></text:p>
      <text:p text:style-name="P2"/>
      <text:p text:style-name="P2"/>
      <text:p text:style-name="P2"/>
      <text:p text:style-name="P2"/>
      <text:p text:style-name="P2"/>
      <text:p text:style-name="P2"/>
      <text:p text:style-name="P2"/>
      <text:p text:style-name="P1"><text:soft-page-break/>Unit 6.4 – handling Symbols</text:p>
      <text:p text:style-name="P25">Symbols:</text:p>
      <text:list xml:id="list6845187173553523739" text:style-name="L13">
        <text:list-item>
          <text:list>
            <text:list-item>
              <text:p text:style-name="P27">variable symbols – represent memory locations where the programmer wants to maintain values</text:p>
              <text:p text:style-name="P27">Every symbol that appears in a program which is not predefined and is not label is not accompanied by label declaration (XXX) statement is considered variable.</text:p>
              <text:p text:style-name="P27">Each variable is assigned a unique memory address, starting at 16</text:p>
            </text:list-item>
          </text:list>
          <text:p text:style-name="P27"/>
          <text:list text:continue-numbering="true">
            <text:list-item>
              <text:p text:style-name="P27">label symbols – represent destinations of goto instructions. Declared by pseudo-command (XXX).</text:p>
              <text:list>
                <text:list-header>
                  <text:p text:style-name="P27"><text:span text:style-name="T6">Symbol</text:span><text:tab/><text:span text:style-name="T6">Value</text:span></text:p>
                  <text:p text:style-name="P27">LOOP<text:tab/>4</text:p>
                  <text:p text:style-name="P27">END<text:tab/><text:tab/>118</text:p>
                  <text:p text:style-name="P28"/>
                </text:list-header>
              </text:list>
            </text:list-item>
            <text:list-item>
              <text:p text:style-name="P24"><text:span text:style-name="T7">pre-defined symbols – represent special memory locations. There are 23 predefined symbols. Present only in A-instructions</text:span></text:p>
            </text:list-item>
          </text:list>
        </text:list-item>
      </text:list>
      <text:p text:style-name="P2"><text:span text:style-name="T7"/></text:p>
      <text:p text:style-name="P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20H57M50S</meta:editing-duration>
    <meta:editing-cycles>183</meta:editing-cycles>
    <meta:generator>OpenOffice/4.1.5$Win32 OpenOffice.org_project/415m1$Build-9789</meta:generator>
    <dc:date>2018-09-29T18:28:28.01</dc:date>
    <meta:document-statistic meta:table-count="1" meta:image-count="30" meta:object-count="0" meta:page-count="40" meta:paragraph-count="585" meta:word-count="2435" meta:character-count="12543"/>
    <meta:user-defined meta:name="Info 1"/>
    <meta:user-defined meta:name="Info 2"/>
    <meta:user-defined meta:name="Info 3"/>
    <meta:user-defined meta:name="Info 4"/>
  </office:meta>
</office:document-meta>
</file>